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4.957cm" fo:min-width="2.92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417cm" fo:min-width="0.516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782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5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131cm" fo:min-width="0.00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svg:stroke-width="0.212cm" svg:stroke-color="#009900" draw:marker-start-width="0.518cm" draw:marker-end-width="0.518cm" draw:fill="none" draw:fill-color="#006600" draw:textarea-horizontal-align="justify" draw:textarea-vertical-align="middle" draw:auto-grow-height="false" fo:min-height="1.397cm" fo:min-width="1.058cm" fo:padding-top="0.231cm" fo:padding-bottom="0.231cm" fo:padding-left="0.356cm" fo:padding-right="0.356cm"/>
    </style:style>
    <style:style style:name="gr10" style:family="graphic" style:parent-style-name="objectwithoutfill">
      <style:graphic-properties svg:stroke-width="0.159cm" svg:stroke-color="#0099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006600"/>
      <style:paragraph-properties fo:text-align="center"/>
    </style:style>
    <style:style style:name="P8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207cm" svg:x="9.382cm" svg:y="5.699cm">
          <text:p text:style-name="P1">Garage </text:p>
          <text:p text:style-name="P1">Door</text:p>
          <text:p text:style-name="P1">Open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2.667cm" svg:x="10.652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2.032cm" svg:x="10.906cm" svg:y="13.8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9cm" svg:height="0.962cm" svg:x="9.934cm" svg:y="16.421cm">
          <draw:text-box>
            <text:p>Switch</text:p>
          </draw:text-box>
        </draw:frame>
        <draw:connector draw:style-name="gr5" draw:text-style-name="P1" draw:layer="layout" draw:line-skew="-0.634cm -1.912cm" svg:x1="10.398cm" svg:y1="11.287cm" svg:x2="10.652cm" svg:y2="14.906cm" draw:start-shape="id1" draw:start-glue-point="2" draw:end-shape="id2" draw:end-glue-point="3" svg:d="M10398 11287v508h-2159v3111h2413" svg:viewBox="0 0 2414 3620">
          <text:p/>
        </draw:connector>
        <draw:connector draw:style-name="gr6" draw:text-style-name="P1" draw:layer="layout" draw:line-skew="1.912cm -0.634cm" svg:x1="11.668cm" svg:y1="14.906cm" svg:x2="11.798cm" svg:y2="11.287cm" draw:start-shape="id2" draw:start-glue-point="1" draw:end-shape="id3" draw:end-glue-point="2" svg:d="M11668 14906h2413v-3111h-2283v-508" svg:viewBox="0 0 2414 3620">
          <text:p/>
        </draw:connector>
        <draw:custom-shape draw:style-name="gr7" draw:text-style-name="P6" xml:id="id1" draw:id="id1" draw:layer="layout" svg:width="0.508cm" svg:height="0.381cm" svg:x="10.144cm" svg:y="10.906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0.508cm" svg:height="0.381cm" svg:x="11.544cm" svg:y="10.906cm">
          <text:p text:style-name="P1">-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line-skew="-0.453cm" svg:x1="8.301cm" svg:y1="14.85cm" svg:x2="9.662cm" svg:y2="20.24cm" draw:end-shape="id4" draw:end-glue-point="3" svg:d="M8301 14850h-62v5390h1423" svg:viewBox="0 0 1424 5391">
          <text:p/>
        </draw:connector>
        <draw:connector draw:style-name="gr6" draw:text-style-name="P1" draw:layer="layout" draw:line-skew="0.388cm" svg:x1="14.122cm" svg:y1="14.916cm" svg:x2="12.684cm" svg:y2="20.24cm" draw:end-shape="id4" draw:end-glue-point="1" svg:d="M14122 14916h-41v5324h-1397" svg:viewBox="0 0 1439 5325">
          <text:p/>
        </draw:connector>
        <draw:frame draw:style-name="gr8" draw:text-style-name="P5" draw:layer="layout" svg:width="4.041cm" svg:height="1.673cm" svg:x="9.405cm" svg:y="21.828cm">
          <draw:text-box>
            <text:p>Embedded</text:p>
          </draw:text-box>
        </draw:frame>
        <draw:g xml:id="id4" draw:id="id4">
          <draw:custom-shape draw:style-name="gr9" draw:text-style-name="P7" draw:layer="layout" svg:width="1.77cm" svg:height="1.859cm" svg:x="10.288cm" svg:y="19.311cm">
            <text:p/>
            <draw:enhanced-geometry svg:viewBox="0 0 21600 21600" draw:type="rectangle" draw:enhanced-path="M 0 0 L 21600 0 21600 21600 0 21600 0 0 Z N"/>
          </draw:custom-shape>
          <draw:g>
            <draw:line draw:style-name="gr10" draw:text-style-name="P8" draw:layer="layout" svg:x1="10.358cm" svg:y1="18.78cm" svg:x2="10.358cm" svg:y2="19.311cm">
              <text:p/>
            </draw:line>
            <draw:line draw:style-name="gr10" draw:text-style-name="P8" draw:layer="layout" svg:x1="11.154cm" svg:y1="18.78cm" svg:x2="11.154cm" svg:y2="19.311cm">
              <text:p/>
            </draw:line>
            <draw:line draw:style-name="gr10" draw:text-style-name="P8" draw:layer="layout" svg:x1="11.988cm" svg:y1="18.78cm" svg:x2="11.988cm" svg:y2="19.311cm">
              <text:p/>
            </draw:line>
            <draw:line draw:style-name="gr10" draw:text-style-name="P8" draw:layer="layout" svg:x1="10.781cm" svg:y1="18.78cm" svg:x2="10.781cm" svg:y2="19.311cm">
              <text:p/>
            </draw:line>
            <draw:line draw:style-name="gr10" draw:text-style-name="P8" draw:layer="layout" svg:x1="11.527cm" svg:y1="18.78cm" svg:x2="11.527cm" svg:y2="19.311cm">
              <text:p/>
            </draw:line>
          </draw:g>
          <draw:line draw:style-name="gr10" draw:text-style-name="P8" draw:layer="layout" svg:x1="10.339cm" svg:y1="21.17cm" svg:x2="10.339cm" svg:y2="21.701cm">
            <text:p/>
          </draw:line>
          <draw:line draw:style-name="gr10" draw:text-style-name="P8" draw:layer="layout" svg:x1="11.135cm" svg:y1="21.17cm" svg:x2="11.135cm" svg:y2="21.701cm">
            <text:p/>
          </draw:line>
          <draw:line draw:style-name="gr10" draw:text-style-name="P8" draw:layer="layout" svg:x1="11.97cm" svg:y1="21.17cm" svg:x2="11.97cm" svg:y2="21.701cm">
            <text:p/>
          </draw:line>
          <draw:line draw:style-name="gr10" draw:text-style-name="P8" draw:layer="layout" svg:x1="10.763cm" svg:y1="21.17cm" svg:x2="10.763cm" svg:y2="21.701cm">
            <text:p/>
          </draw:line>
          <draw:line draw:style-name="gr10" draw:text-style-name="P8" draw:layer="layout" svg:x1="11.508cm" svg:y1="21.17cm" svg:x2="11.508cm" svg:y2="21.701cm">
            <text:p/>
          </draw:line>
          <draw:g>
            <draw:line draw:style-name="gr10" draw:text-style-name="P8" draw:layer="layout" svg:x1="10.199cm" svg:y1="19.401cm" svg:x2="9.668cm" svg:y2="19.399cm">
              <text:p/>
            </draw:line>
            <draw:line draw:style-name="gr10" draw:text-style-name="P8" draw:layer="layout" svg:x1="10.196cm" svg:y1="20.198cm" svg:x2="9.665cm" svg:y2="20.196cm">
              <text:p/>
            </draw:line>
            <draw:line draw:style-name="gr10" draw:text-style-name="P8" draw:layer="layout" svg:x1="10.193cm" svg:y1="21.032cm" svg:x2="9.662cm" svg:y2="21.03cm">
              <text:p/>
            </draw:line>
            <draw:line draw:style-name="gr10" draw:text-style-name="P8" draw:layer="layout" svg:x1="10.198cm" svg:y1="19.825cm" svg:x2="9.667cm" svg:y2="19.823cm">
              <text:p/>
            </draw:line>
            <draw:line draw:style-name="gr10" draw:text-style-name="P8" draw:layer="layout" svg:x1="10.195cm" svg:y1="20.571cm" svg:x2="9.664cm" svg:y2="20.569cm">
              <text:p/>
            </draw:line>
          </draw:g>
          <draw:g>
            <draw:line draw:style-name="gr10" draw:text-style-name="P8" draw:layer="layout" svg:x1="12.684cm" svg:y1="19.401cm" svg:x2="12.153cm" svg:y2="19.399cm">
              <text:p/>
            </draw:line>
            <draw:line draw:style-name="gr10" draw:text-style-name="P8" draw:layer="layout" svg:x1="12.681cm" svg:y1="20.198cm" svg:x2="12.15cm" svg:y2="20.196cm">
              <text:p/>
            </draw:line>
            <draw:line draw:style-name="gr10" draw:text-style-name="P8" draw:layer="layout" svg:x1="12.678cm" svg:y1="21.032cm" svg:x2="12.147cm" svg:y2="21.03cm">
              <text:p/>
            </draw:line>
            <draw:line draw:style-name="gr10" draw:text-style-name="P8" draw:layer="layout" svg:x1="12.682cm" svg:y1="19.825cm" svg:x2="12.151cm" svg:y2="19.823cm">
              <text:p/>
            </draw:line>
            <draw:line draw:style-name="gr10" draw:text-style-name="P8" draw:layer="layout" svg:x1="12.679cm" svg:y1="20.571cm" svg:x2="12.148cm" svg:y2="20.56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8:16:21.812000000</meta:creation-date>
    <dc:date>2018-04-04T09:09:20.216000000</dc:date>
    <meta:editing-duration>PT30M22S</meta:editing-duration>
    <meta:editing-cycles>3</meta:editing-cycles>
    <meta:generator>LibreOffice/5.4.3.2$Windows_X86_64 LibreOffice_project/92a7159f7e4af62137622921e809f8546db437e5</meta:generator>
    <meta:document-statistic meta:object-count="36"/>
  </office:meta>
</office:document-meta>
</file>